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Consolas, Menlo, Courier, monospace"/>
    <style:font-face style:name="Open Sans" svg:font-family="'Open Sans', Helvetica, Arial, sans-serif"/>
    <style:font-face style:name="inherit" svg:font-family="inherit"/>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397cm" loext:contextual-spacing="false" style:line-height-at-least="0.635cm" fo:orphans="2" fo:widows="2" fo:text-indent="0cm" style:auto-text-indent="false"/>
      <style:text-properties fo:font-variant="normal" fo:text-transform="none" fo:color="#333333" style:font-name="Open Sans" fo:font-size="10.5pt" fo:letter-spacing="normal" fo:font-style="normal" fo:font-weight="normal"/>
    </style:style>
    <style:style style:name="P2" style:family="paragraph" style:parent-style-name="Text_20_body">
      <style:paragraph-properties fo:margin-left="0cm" fo:margin-right="0cm" fo:margin-top="0cm" fo:margin-bottom="0.397cm" loext:contextual-spacing="false" style:line-height-at-least="0.635cm" fo:orphans="2" fo:widows="2" fo:text-indent="0cm" style:auto-text-indent="false"/>
      <style:text-properties fo:font-variant="normal" fo:text-transform="none" fo:color="#333333" style:font-name="Open Sans" fo:font-size="10.5pt" fo:letter-spacing="normal" fo:font-style="normal" fo:font-weight="normal" officeooo:paragraph-rsid="00180b52"/>
    </style:style>
    <style:style style:name="P3" style:family="paragraph" style:parent-style-name="Text_20_body">
      <style:paragraph-properties fo:margin-left="0cm" fo:margin-right="0cm" fo:margin-top="0cm" fo:margin-bottom="0.397cm" loext:contextual-spacing="false" style:line-height-at-least="0.635cm" fo:orphans="2" fo:widows="2" fo:text-indent="0cm" style:auto-text-indent="false"/>
    </style:style>
    <style:style style:name="P4" style:family="paragraph" style:parent-style-name="Heading_20_2">
      <style:paragraph-properties fo:margin-left="0cm" fo:margin-right="0cm" fo:margin-top="0.794cm" fo:margin-bottom="0.397cm" loext:contextual-spacing="false" style:line-height-at-least="0.714cm" fo:orphans="2" fo:widows="2" fo:text-indent="0cm" style:auto-text-indent="false"/>
      <style:text-properties fo:font-variant="normal" fo:text-transform="none" fo:color="#333333" style:font-name="Open Sans" fo:font-size="18pt" fo:letter-spacing="normal" fo:font-style="normal" fo:font-weight="normal"/>
    </style:style>
    <style:style style:name="P5" style:family="paragraph" style:parent-style-name="Heading_20_4">
      <style:paragraph-properties fo:margin-left="0cm" fo:margin-right="0cm" fo:margin-top="0.794cm" fo:margin-bottom="0.397cm" loext:contextual-spacing="false" style:line-height-at-least="0.529cm" fo:orphans="2" fo:widows="2" fo:text-indent="0cm" style:auto-text-indent="false"/>
      <style:text-properties fo:font-variant="normal" fo:text-transform="none" fo:color="#333333" style:font-name="Open Sans" fo:font-size="12pt" fo:letter-spacing="normal" fo:font-style="normal" fo:font-weight="bold"/>
    </style:style>
    <style:style style:name="P6" style:family="paragraph" style:parent-style-name="Text_20_body">
      <style:paragraph-properties fo:margin-left="0.45cm" fo:margin-right="0cm" fo:text-indent="0cm" style:auto-text-indent="false"/>
    </style:style>
    <style:style style:name="P7" style:family="paragraph" style:parent-style-name="Preformatted_20_Text">
      <loext:graphic-properties draw:fill="none" draw:fill-color="#ffffff"/>
      <style:paragraph-properties fo:margin-left="0.45cm" fo:margin-right="0cm" fo:margin-top="0cm" fo:margin-bottom="0cm" loext:contextual-spacing="false" style:line-height-at-least="0.423cm" fo:orphans="2" fo:widows="2" fo:text-indent="0cm" style:auto-text-indent="false" fo:background-color="transparent" fo:padding="0cm" fo:border="none"/>
      <style:text-properties fo:font-variant="normal" fo:text-transform="none" fo:color="#000000" style:font-name="inherit" fo:font-size="9pt" fo:letter-spacing="normal" fo:font-style="normal" fo:font-weight="normal" fo:background-color="#ffffff" loext:padding="0cm" loext:border="none"/>
    </style:style>
    <style:style style:name="P8" style:family="paragraph" style:parent-style-name="Preformatted_20_Text">
      <loext:graphic-properties draw:fill="none" draw:fill-color="#ffffff"/>
      <style:paragraph-properties fo:margin-left="0.45cm" fo:margin-right="0cm" fo:margin-top="0cm" fo:margin-bottom="0cm" loext:contextual-spacing="false" style:line-height-at-least="0.423cm" fo:orphans="2" fo:widows="2" fo:text-indent="0cm" style:auto-text-indent="false" fo:background-color="transparent" fo:padding="0cm" fo:border="none"/>
      <style:text-properties fo:font-variant="normal" fo:text-transform="none" fo:color="#000000" fo:letter-spacing="normal" fo:background-color="#ffffff" loext:padding="0cm" loext:border="none"/>
    </style:style>
    <style:style style:name="P9" style:family="paragraph" style:parent-style-name="Preformatted_20_Text">
      <loext:graphic-properties draw:fill="none" draw:fill-color="#ffffff"/>
      <style:paragraph-properties fo:margin-left="0.45cm" fo:margin-right="0cm" fo:margin-top="0cm" fo:margin-bottom="0cm" loext:contextual-spacing="false" style:line-height-at-least="0.423cm" fo:orphans="2" fo:widows="2" fo:text-indent="0cm" style:auto-text-indent="false" fo:background-color="transparent" fo:padding="0cm" fo:border="none"/>
      <style:text-properties fo:font-variant="normal" fo:text-transform="none" fo:color="#000000" fo:letter-spacing="normal" officeooo:paragraph-rsid="00180b52" fo:background-color="#ffffff" loext:padding="0cm" loext:border="none"/>
    </style:style>
    <style:style style:name="P10" style:family="paragraph" style:parent-style-name="Heading_20_2">
      <style:text-properties fo:font-variant="normal" fo:text-transform="none" fo:color="#333333" style:font-name="Open Sans" fo:font-size="18pt" fo:letter-spacing="normal" fo:font-style="normal" fo:font-weight="normal"/>
    </style:style>
    <style:style style:name="P11" style:family="paragraph" style:parent-style-name="Text_20_body">
      <style:text-properties officeooo:rsid="001d04f6" officeooo:paragraph-rsid="001d04f6"/>
    </style:style>
    <style:style style:name="P12" style:family="paragraph" style:parent-style-name="Text_20_body">
      <style:paragraph-properties fo:margin-left="0cm" fo:margin-right="0cm" fo:margin-top="0cm" fo:margin-bottom="0.397cm" loext:contextual-spacing="false" style:line-height-at-least="0.635cm" fo:orphans="2" fo:widows="2" fo:text-indent="0cm" style:auto-text-indent="false"/>
      <style:text-properties fo:font-variant="normal" fo:text-transform="none" fo:color="#333333" style:font-name="Open Sans" fo:font-size="10.5pt" fo:letter-spacing="normal" fo:font-style="normal" fo:font-weight="normal" officeooo:paragraph-rsid="001d04f6"/>
    </style:style>
    <style:style style:name="P13" style:family="paragraph" style:parent-style-name="Preformatted_20_Text">
      <loext:graphic-properties draw:fill="none" draw:fill-color="#ffffff"/>
      <style:paragraph-properties fo:margin-left="0.45cm" fo:margin-right="0cm" fo:margin-top="0cm" fo:margin-bottom="0cm" loext:contextual-spacing="false" style:line-height-at-least="0.423cm" fo:orphans="2" fo:widows="2" fo:text-indent="0cm" style:auto-text-indent="false" fo:background-color="transparent" fo:padding="0cm" fo:border="none"/>
      <style:text-properties fo:font-variant="normal" fo:text-transform="none" fo:color="#000080" style:font-name="inherit" fo:font-size="9pt" fo:letter-spacing="normal" fo:font-style="normal" fo:font-weight="bold" fo:background-color="#ffffff" loext:padding="0cm" loext:border="none"/>
    </style:style>
    <style:style style:name="P14" style:family="paragraph" style:parent-style-name="Preformatted_20_Text">
      <loext:graphic-properties draw:fill="none" draw:fill-color="#ffffff"/>
      <style:paragraph-properties fo:margin-left="0.45cm" fo:margin-right="0cm" fo:margin-top="0cm" fo:margin-bottom="0cm" loext:contextual-spacing="false" style:line-height-at-least="0.423cm" fo:orphans="2" fo:widows="2" fo:text-indent="0cm" style:auto-text-indent="false" fo:background-color="transparent" fo:padding="0cm" fo:border="none"/>
      <style:text-properties fo:font-variant="normal" fo:text-transform="none" fo:color="#808000" style:font-name="inherit" fo:font-size="9pt" fo:letter-spacing="normal" fo:font-style="normal" fo:font-weight="normal" officeooo:paragraph-rsid="00180b52" fo:background-color="#ffffff" loext:padding="0cm" loext:border="none"/>
    </style:style>
    <style:style style:name="P15" style:family="paragraph" style:parent-style-name="Preformatted_20_Text">
      <loext:graphic-properties draw:fill="none" draw:fill-color="#ffffff"/>
      <style:paragraph-properties fo:margin-left="0.45cm" fo:margin-right="0cm" fo:margin-top="0cm" fo:margin-bottom="0cm" loext:contextual-spacing="false" style:line-height-at-least="0.423cm" fo:orphans="2" fo:widows="2" fo:text-indent="0cm" style:auto-text-indent="false" fo:background-color="transparent" fo:padding="0cm" fo:border="none"/>
      <style:text-properties fo:font-variant="normal" fo:text-transform="none" fo:color="#000000" style:font-name="inherit" fo:font-size="9pt" fo:letter-spacing="normal" fo:font-style="normal" fo:font-weight="normal" fo:background-color="#ffffff" loext:padding="0cm" loext:border="none"/>
    </style:style>
    <style:style style:name="P16" style:family="paragraph" style:parent-style-name="Preformatted_20_Text">
      <loext:graphic-properties draw:fill="none" draw:fill-color="#ffffff"/>
      <style:paragraph-properties fo:margin-left="0.45cm" fo:margin-right="0cm" fo:margin-top="0cm" fo:margin-bottom="0cm" loext:contextual-spacing="false" style:line-height-at-least="0.423cm" fo:orphans="2" fo:widows="2" fo:text-indent="0cm" style:auto-text-indent="false" fo:background-color="transparent" fo:padding="0cm" fo:border="none"/>
      <style:text-properties fo:font-variant="normal" fo:text-transform="none" fo:color="#000000" fo:letter-spacing="normal" officeooo:paragraph-rsid="001d04f6" fo:background-color="#ffffff" loext:padding="0cm" loext:border="none"/>
    </style:style>
    <style:style style:name="P17" style:family="paragraph" style:parent-style-name="Heading_20_3">
      <style:paragraph-properties fo:margin-left="0cm" fo:margin-right="0cm" fo:margin-top="0.794cm" fo:margin-bottom="0.397cm" loext:contextual-spacing="false" style:line-height-at-least="0.582cm" fo:orphans="2" fo:widows="2" fo:text-indent="0cm" style:auto-text-indent="false"/>
      <style:text-properties fo:font-variant="normal" fo:text-transform="none" fo:color="#333333" style:font-name="Open Sans" fo:font-size="14.25pt" fo:letter-spacing="normal" fo:font-style="normal" fo:font-weight="normal" officeooo:paragraph-rsid="001d04f6"/>
    </style:style>
    <style:style style:name="T1" style:family="text">
      <style:text-properties fo:font-variant="normal" fo:text-transform="none" fo:color="#333333" style:font-name="Open Sans" fo:font-size="10.5pt" fo:letter-spacing="normal" fo:font-style="normal" fo:font-weight="normal"/>
    </style:style>
    <style:style style:name="T2" style:family="text">
      <style:text-properties fo:font-variant="normal" fo:text-transform="none" fo:color="#333333" style:font-name="Liberation Mono1" fo:font-size="10.5pt" fo:letter-spacing="normal" fo:font-style="normal" fo:font-weight="normal" fo:background-color="#efefef" loext:char-shading-value="0" loext:padding="0cm" loext:border="none"/>
    </style:style>
    <style:style style:name="T3" style:family="text">
      <style:text-properties fo:color="#000080" fo:font-weight="bold"/>
    </style:style>
    <style:style style:name="T4" style:family="text">
      <style:text-properties fo:color="#000080" style:font-name="inherit" fo:font-size="9pt" fo:font-style="normal" fo:font-weight="bold"/>
    </style:style>
    <style:style style:name="T5" style:family="text">
      <style:text-properties style:font-name="inherit" fo:font-size="9pt" fo:font-style="normal" fo:font-weight="normal"/>
    </style:style>
    <style:style style:name="T6" style:family="text">
      <style:text-properties fo:color="#808000" style:font-name="inherit" fo:font-size="9pt" fo:font-style="normal" fo:font-weight="normal"/>
    </style:style>
    <style:style style:name="T7" style:family="text">
      <style:text-properties fo:color="#0000ff"/>
    </style:style>
    <style:style style:name="T8" style:family="text">
      <style:text-properties fo:color="#008000"/>
    </style:style>
    <style:style style:name="T9" style:family="text">
      <style:text-properties fo:color="#808080" style:font-name="inherit" fo:font-size="9pt" fo:font-style="normal" fo:font-weight="normal"/>
    </style:style>
    <style:style style:name="T10" style:family="text">
      <style:text-properties officeooo:rsid="00180b52"/>
    </style:style>
    <style:style style:name="T11" style:family="text">
      <style:text-properties officeooo:rsid="001d04f6"/>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000000" fo:border-right="none" fo:border-top="none" fo:border-bottom="none"/>
    </style:style>
    <style:style style:name="fr2"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1" svg:x="0.106cm" svg:y="0cm" svg:width="0.041cm" draw:z-index="2">
        <draw:text-box fo:min-height="0.423cm">
          <text:p text:style-name="Text_20_body"/>
        </draw:text-box>
      </draw:frame>
      <draw:frame draw:style-name="fr1" draw:name="Frame7" text:anchor-type="page" text:anchor-page-number="1" svg:x="0.106cm" svg:y="0cm" svg:width="0.041cm" draw:z-index="6">
        <draw:text-box fo:min-height="0.423cm">
          <text:p text:style-name="Text_20_body"/>
        </draw:text-box>
      </draw:frame>
      <draw:frame draw:style-name="fr1" draw:name="Frame11" text:anchor-type="page" text:anchor-page-number="1" svg:x="0.106cm" svg:y="0cm" svg:width="0.041cm" draw:z-index="10">
        <draw:text-box fo:min-height="0.423cm">
          <text:p text:style-name="Text_20_body"/>
        </draw:text-box>
      </draw:frame>
      <draw:frame draw:style-name="fr1" draw:name="Frame15" text:anchor-type="page" text:anchor-page-number="1" svg:x="0.106cm" svg:y="0cm" svg:width="0.041cm" draw:z-index="12">
        <draw:text-box fo:min-height="0.423cm">
          <text:p text:style-name="Text_20_body"/>
        </draw:text-box>
      </draw:frame>
      <draw:frame draw:style-name="fr1" draw:name="Frame19" text:anchor-type="page" text:anchor-page-number="1" svg:x="0.106cm" svg:y="0cm" svg:width="0.041cm" draw:z-index="16">
        <draw:text-box fo:min-height="0.423cm">
          <text:p text:style-name="Text_20_body"/>
        </draw:text-box>
      </draw:frame>
      <draw:frame draw:style-name="fr1" draw:name="Frame23" text:anchor-type="page" text:anchor-page-number="1" svg:x="0.106cm" svg:y="0cm" svg:width="0.041cm" draw:z-index="20">
        <draw:text-box fo:min-height="0.423cm">
          <text:p text:style-name="Text_20_body"/>
        </draw:text-box>
      </draw:frame>
      <draw:frame draw:style-name="fr1" draw:name="Frame27" text:anchor-type="page" text:anchor-page-number="1" svg:x="0.106cm" svg:y="0cm" svg:width="0.041cm" draw:z-index="24">
        <draw:text-box fo:min-height="0.423cm">
          <text:p text:style-name="Text_20_body"/>
        </draw:text-box>
      </draw:frame>
      <draw:frame draw:style-name="fr1" draw:name="Frame31" text:anchor-type="page" text:anchor-page-number="1" svg:x="0.106cm" svg:y="0cm" svg:width="0.041cm" draw:z-index="28">
        <draw:text-box fo:min-height="0.423cm">
          <text:p text:style-name="Text_20_body"/>
        </draw:text-box>
      </draw:frame>
      <draw:frame draw:style-name="fr1" draw:name="Frame35" text:anchor-type="page" text:anchor-page-number="1" svg:x="0.106cm" svg:y="0cm" svg:width="0.041cm" draw:z-index="32">
        <draw:text-box fo:min-height="0.423cm">
          <text:p text:style-name="Text_20_body"/>
        </draw:text-box>
      </draw:frame>
      <text:h text:style-name="P10" text:outline-level="2"><text:bookmark text:name="naming-rules"/>Naming rules</text:h>
      <text:p text:style-name="P1">Kotlin follows the Java naming conventions. In particular:</text:p>
      <text:p text:style-name="P3"><text:span text:style-name="T1">Names of packages are always lower case and do not use underscores (</text:span><text:span text:style-name="Source_20_Text"><text:span text:style-name="T2">org.example.myproject</text:span></text:span><text:span text:style-name="T1">). Using multi-word names is generally discouraged, but if you do need to use multiple words, you can either simply concatenate them together or use camel humps (</text:span><text:span text:style-name="Source_20_Text"><text:span text:style-name="T2">org.example.myProject</text:span></text:span><text:span text:style-name="T1">).</text:span></text:p>
      <text:p text:style-name="P1">Names of classes and objects start with an upper case letter and use camel humps:</text:p>
      <text:p text:style-name="P7"><draw:frame draw:style-name="fr2" draw:name="Frame2" text:anchor-type="char" svg:width="18.336cm" draw:z-index="1"><draw:text-box fo:min-height="0.041cm"><text:p text:style-name="Text_20_body"/></draw:text-box></draw:frame><draw:frame draw:style-name="fr2" draw:name="Frame1" text:anchor-type="char" svg:width="18.336cm" draw:z-index="0"><draw:text-box fo:min-height="0.041cm"><text:p text:style-name="Text_20_body"/></draw:text-box></draw:frame><text:span text:style-name="T3">open</text:span> <text:span text:style-name="T3">class</text:span> DeclarationProcessor { ... }</text:p>
      <text:p text:style-name="P8"/>
      <text:p text:style-name="P7"><text:span text:style-name="T3">object</text:span> EmptyDeclarationProcessor : DeclarationProcessor() { ... }</text:p>
      <text:h text:style-name="P17" text:outline-level="3"><draw:frame draw:style-name="fr2" draw:name="Frame4" text:anchor-type="char" svg:width="0.423cm" draw:z-index="3"><draw:text-box fo:min-height="0.041cm"><text:p text:style-name="Text_20_body"/></draw:text-box></draw:frame><text:bookmark text:name="function-names"/><text:span text:style-name="T11">F</text:span></text:h>
      <text:h text:style-name="P17" text:outline-level="3">Function names</text:h>
      <text:p text:style-name="P1">Names of functions, properties and local variables start with a lower case letter and use camel humps and no underscores:</text:p>
      <text:p text:style-name="P7"><draw:frame draw:style-name="fr2" draw:name="Frame6" text:anchor-type="char" svg:width="18.336cm" draw:z-index="5"><draw:text-box fo:min-height="0.041cm"><text:p text:style-name="Text_20_body"/></draw:text-box></draw:frame><draw:frame draw:style-name="fr2" draw:name="Frame5" text:anchor-type="char" svg:width="18.336cm" draw:z-index="4"><draw:text-box fo:min-height="0.041cm"><text:p text:style-name="Text_20_body"/></draw:text-box></draw:frame><text:span text:style-name="T3">fun</text:span> processDeclarations() { ... }</text:p>
      <text:p text:style-name="P13"/>
      <text:p text:style-name="P7"><text:span text:style-name="T3">var</text:span> declarationCount = ...</text:p>
      <text:p text:style-name="P2"><draw:frame draw:style-name="fr2" draw:name="Frame8" text:anchor-type="char" svg:width="0.423cm" draw:z-index="7"><draw:text-box fo:min-height="0.041cm"><text:p text:style-name="Text_20_body"/></draw:text-box></draw:frame>E</text:p>
      <text:p text:style-name="P2"><text:span text:style-name="T10">E</text:span>xception: factory functions used to create instances of classes can have the same name as the class being created:</text:p>
      <text:p text:style-name="P8"><draw:frame draw:style-name="fr2" draw:name="Frame10" text:anchor-type="char" svg:width="18.336cm" draw:z-index="9"><draw:text-box fo:min-height="0.041cm"><text:p text:style-name="Text_20_body"/></draw:text-box></draw:frame><draw:frame draw:style-name="fr2" draw:name="Frame9" text:anchor-type="char" svg:width="18.336cm" draw:z-index="8"><draw:text-box fo:min-height="0.041cm"><text:p text:style-name="Text_20_body"/></draw:text-box></draw:frame><text:span text:style-name="T4">abstract</text:span><text:span text:style-name="T5"> </text:span><text:span text:style-name="T4">class</text:span><text:span text:style-name="T5"> Foo { ...</text:span></text:p>
      <text:p text:style-name="P13"/>
      <text:p text:style-name="P7"><text:span text:style-name="T3">class</text:span> FooImpl : Foo { ... }</text:p>
      <text:p text:style-name="P8"/>
      <text:p text:style-name="P7"><text:span text:style-name="T3">fun</text:span> Foo(): Foo { <text:span text:style-name="T3">return</text:span> FooImpl(...) }</text:p>
      <text:h text:style-name="P5" text:outline-level="4"><draw:frame draw:style-name="fr2" draw:name="Frame12" text:anchor-type="char" svg:width="0.423cm" draw:z-index="11"><draw:text-box fo:min-height="0.041cm"><text:p text:style-name="Text_20_body"/></draw:text-box></draw:frame><text:bookmark text:name="names-for-test-methods"/>N<text:span text:style-name="T10">N</text:span>ames for test methods</text:h>
      <text:p text:style-name="P1">In tests (and only in tests), it's acceptable to use method names with spaces enclosed in backticks. (Note that such method names are currently not supported by the Android runtime.) Underscores in method names are also allowed in test code.</text:p>
      <text:p text:style-name="P7"><text:span text:style-name="T3">class</text:span> MyTestCase {</text:p>
      <text:p text:style-name="P9"><text:s text:c="5"/></text:p>
      <text:p text:style-name="P14"><text:soft-page-break/></text:p>
      <text:p text:style-name="P14"/>
      <text:p text:style-name="P9"><text:span text:style-name="T6">@Test</text:span><text:span text:style-name="T5"> </text:span><text:span text:style-name="T4">fun</text:span><text:span text:style-name="T5"> ensure everything works`() { ... }</text:span></text:p>
      <text:p text:style-name="P8"><text:s text:c="5"/></text:p>
      <text:p text:style-name="P8"><text:s text:c="5"/><text:span text:style-name="T6">@Test</text:span><text:span text:style-name="T5"> </text:span><text:span text:style-name="T4">fun</text:span><text:span text:style-name="T5"> ensureEverythingWorks_onAndroid() { ... }</text:span></text:p>
      <text:p text:style-name="P7">}</text:p>
      <text:h text:style-name="P17" text:outline-level="3"><draw:frame draw:style-name="fr2" draw:name="Frame16" text:anchor-type="char" svg:width="0.423cm" draw:z-index="13"><draw:text-box fo:min-height="0.041cm"><text:p text:style-name="Text_20_body"/></draw:text-box></draw:frame><text:bookmark text:name="property-names"/>P</text:h>
      <text:h text:style-name="P17" text:outline-level="3"><text:span text:style-name="T11">P</text:span>roperty names</text:h>
      <text:p text:style-name="P3"><text:span text:style-name="T1">Names of constants (properties marked with </text:span><text:span text:style-name="Source_20_Text"><text:span text:style-name="T2">const</text:span></text:span><text:span text:style-name="T1">, or top-level or object </text:span><text:span text:style-name="Source_20_Text"><text:span text:style-name="T2">val</text:span></text:span><text:span text:style-name="T1"> properties with no custom </text:span><text:span text:style-name="Source_20_Text"><text:span text:style-name="T2">get</text:span></text:span><text:span text:style-name="T1"> function that hold deeply immutable data) should use uppercase underscore-separated names:</text:span></text:p>
      <text:p text:style-name="P7"><draw:frame draw:style-name="fr2" draw:name="Frame18" text:anchor-type="char" svg:width="18.336cm" draw:z-index="15"><draw:text-box fo:min-height="0.041cm"><text:p text:style-name="Text_20_body"/></draw:text-box></draw:frame><draw:frame draw:style-name="fr2" draw:name="Frame17" text:anchor-type="char" svg:width="18.336cm" draw:z-index="14"><draw:text-box fo:min-height="0.041cm"><text:p text:style-name="Text_20_body"/></draw:text-box></draw:frame><text:span text:style-name="T3">const</text:span> <text:span text:style-name="T3">val</text:span> MAX_COUNT = <text:span text:style-name="T7">8</text:span></text:p>
      <text:p text:style-name="P7"><text:span text:style-name="T3"/></text:p>
      <text:p text:style-name="P7"><text:span text:style-name="T3">val</text:span> USER_NAME_FIELD = <text:span text:style-name="T8">"UserName"</text:span></text:p>
      <text:p text:style-name="P12"><draw:frame draw:style-name="fr2" draw:name="Frame20" text:anchor-type="char" svg:width="0.423cm" draw:z-index="17"><draw:text-box fo:min-height="0.041cm"><text:p text:style-name="P11"/></draw:text-box></draw:frame>N</text:p>
      <text:p text:style-name="P12"><text:span text:style-name="T11">N</text:span>ames of top-level or object properties which hold objects with behavior or mutable data should use regular camel-hump names:</text:p>
      <text:p text:style-name="P7"><draw:frame draw:style-name="fr2" draw:name="Frame22" text:anchor-type="char" svg:width="18.336cm" draw:z-index="19"><draw:text-box fo:min-height="0.041cm"><text:p text:style-name="Text_20_body"/></draw:text-box></draw:frame><draw:frame draw:style-name="fr2" draw:name="Frame21" text:anchor-type="char" svg:width="18.336cm" draw:z-index="18"><draw:text-box fo:min-height="0.041cm"><text:p text:style-name="Text_20_body"/></draw:text-box></draw:frame><text:span text:style-name="T3">val</text:span> mutableCollection: MutableSet&lt;String&gt; = HashSet()</text:p>
      <text:p text:style-name="P3"><draw:frame draw:style-name="fr2" draw:name="Frame24" text:anchor-type="char" svg:width="0.423cm" draw:z-index="21"><draw:text-box fo:min-height="0.041cm"><text:p text:style-name="Text_20_body"/></draw:text-box></draw:frame><text:span text:style-name="T1">Names of properties holding references to singleton objects can use the same naming style as </text:span><text:span text:style-name="Source_20_Text"><text:span text:style-name="T2">object</text:span></text:span><text:span text:style-name="T1">declarations:</text:span></text:p>
      <text:p text:style-name="P7"><draw:frame draw:style-name="fr2" draw:name="Frame26" text:anchor-type="char" svg:width="18.336cm" draw:z-index="23"><draw:text-box fo:min-height="0.041cm"><text:p text:style-name="Text_20_body"/></draw:text-box></draw:frame><draw:frame draw:style-name="fr2" draw:name="Frame25" text:anchor-type="char" svg:width="18.336cm" draw:z-index="22"><draw:text-box fo:min-height="0.041cm"><text:p text:style-name="Text_20_body"/></draw:text-box></draw:frame><text:span text:style-name="T3">val</text:span> PersonComparator: Comparator&lt;Person&gt; = ...</text:p>
      <text:p text:style-name="P3"><draw:frame draw:style-name="fr2" draw:name="Frame28" text:anchor-type="char" svg:width="0.423cm" draw:z-index="25"><draw:text-box fo:min-height="0.041cm"><text:p text:style-name="Text_20_body"/></draw:text-box></draw:frame><text:span text:style-name="T1">For enum constants, it's OK to use either uppercase underscore-separated names (</text:span><text:span text:style-name="Source_20_Text"><text:span text:style-name="T2">enum class Color { RED, GREEN }</text:span></text:span><text:span text:style-name="T1">) or regular camel-humps names starting with an uppercase letter, depending on the usage.</text:span></text:p>
      <text:h text:style-name="P5" text:outline-level="4"><text:bookmark text:name="names-for-backing-properties"/>Names for backing properties</text:h>
      <text:p text:style-name="P1">If a class has two properties which are conceptually the same but one is part of a public API and another is an implementation detail, use an underscore as the prefix for the name of the private property:</text:p>
      <text:p text:style-name="P7"><draw:frame draw:style-name="fr2" draw:name="Frame30" text:anchor-type="char" svg:width="18.336cm" draw:z-index="27"><draw:text-box fo:min-height="0.041cm"><text:p text:style-name="Text_20_body"/></draw:text-box></draw:frame><draw:frame draw:style-name="fr2" draw:name="Frame29" text:anchor-type="char" svg:width="18.336cm" draw:z-index="26"><draw:text-box fo:min-height="0.041cm"><text:p text:style-name="Text_20_body"/></draw:text-box></draw:frame><text:span text:style-name="T3">class</text:span> C {</text:p>
      <text:p text:style-name="P8"><text:s text:c="4"/><text:span text:style-name="T4">private</text:span><text:span text:style-name="T5"> </text:span><text:span text:style-name="T4">val</text:span><text:span text:style-name="T5"> _elementList = mutableListOf&lt;Element&gt;()</text:span></text:p>
      <text:p text:style-name="P8"/>
      <text:p text:style-name="P8"><text:s text:c="4"/><text:span text:style-name="T4">val</text:span><text:span text:style-name="T5"> elementList: List&lt;Element&gt;</text:span></text:p>
      <text:p text:style-name="P8"><text:s text:c="9"/><text:span text:style-name="T4">get</text:span><text:span text:style-name="T5">() = _elementList</text:span></text:p>
      <text:p text:style-name="P7">}</text:p>
      <text:h text:style-name="P17" text:outline-level="3"><draw:frame draw:style-name="fr2" draw:name="Frame32" text:anchor-type="char" svg:width="0.423cm" draw:z-index="29"><draw:text-box fo:min-height="0.041cm"><text:p text:style-name="Text_20_body"/></draw:text-box></draw:frame><text:bookmark text:name="choosing-good-names"/><text:soft-page-break/>C</text:h>
      <text:h text:style-name="P17" text:outline-level="3"><text:span text:style-name="T11">C</text:span>hoosing good names</text:h>
      <text:p text:style-name="P3"><text:span text:style-name="T1">The name of a class is usually a noun or a noun phrase explaining what the class </text:span><text:span text:style-name="Emphasis"><text:span text:style-name="T1">is</text:span></text:span><text:span text:style-name="T1">: </text:span><text:span text:style-name="Source_20_Text"><text:span text:style-name="T2">List</text:span></text:span><text:span text:style-name="T1">, </text:span><text:span text:style-name="Source_20_Text"><text:span text:style-name="T2">PersonReader</text:span></text:span><text:span text:style-name="T1">.</text:span></text:p>
      <text:p text:style-name="P3"><text:span text:style-name="T1">The name of a method is usually a verb or a verb phrase saying what the method </text:span><text:span text:style-name="Emphasis"><text:span text:style-name="T1">does</text:span></text:span><text:span text:style-name="T1">: </text:span><text:span text:style-name="Source_20_Text"><text:span text:style-name="T2">close</text:span></text:span><text:span text:style-name="T1">, </text:span><text:span text:style-name="Source_20_Text"><text:span text:style-name="T2">readPersons</text:span></text:span><text:span text:style-name="T1">. The name should also suggest if the method is mutating the object or returning a new one. For instance </text:span><text:span text:style-name="Source_20_Text"><text:span text:style-name="T2">sort</text:span></text:span><text:span text:style-name="T1"> is sorting a collection in place, while </text:span><text:span text:style-name="Source_20_Text"><text:span text:style-name="T2">sorted</text:span></text:span><text:span text:style-name="T1"> is returning a sorted copy of the collection.</text:span></text:p>
      <text:p text:style-name="P3"><text:span text:style-name="T1">The names should make it clear what the purpose of the entity is, so it's best to avoid using meaningless words (</text:span><text:span text:style-name="Source_20_Text"><text:span text:style-name="T2">Manager</text:span></text:span><text:span text:style-name="T1">, </text:span><text:span text:style-name="Source_20_Text"><text:span text:style-name="T2">Wrapper</text:span></text:span><text:span text:style-name="T1"> etc.) in names.</text:span></text:p>
      <text:p text:style-name="P3"><text:span text:style-name="T1">When using an acronym as part of a declaration name, capitalize it if it consists of two letters (</text:span><text:span text:style-name="Source_20_Text"><text:span text:style-name="T2">IOStream</text:span></text:span><text:span text:style-name="T1">); capitalize only the first letter if it is longer (</text:span><text:span text:style-name="Source_20_Text"><text:span text:style-name="T2">XmlFormatter</text:span></text:span><text:span text:style-name="T1">, </text:span><text:span text:style-name="Source_20_Text"><text:span text:style-name="T2">HttpInputStream</text:span></text:span><text:span text:style-name="T1">).</text:span></text:p>
      <text:h text:style-name="P4" text:outline-level="2"><text:bookmark text:name="formatting"/>Formatting</text:h>
      <text:p text:style-name="P1">In most cases, Kotlin follows the Java coding conventions.</text:p>
      <text:p text:style-name="P1">Use 4 spaces for indentation. Do not use tabs.</text:p>
      <text:p text:style-name="P1">For curly braces, put the opening brace in the end of the line where the construct begins, and the closing brace on a separate line aligned horizontally with the opening construct.</text:p>
      <text:p text:style-name="P7"><draw:frame draw:style-name="fr2" draw:name="Frame34" text:anchor-type="char" svg:width="18.336cm" draw:z-index="31"><draw:text-box fo:min-height="0.041cm"><text:p text:style-name="Text_20_body"/></draw:text-box></draw:frame><draw:frame draw:style-name="fr2" draw:name="Frame33" text:anchor-type="char" svg:width="18.336cm" draw:z-index="30"><draw:text-box fo:min-height="0.041cm"><text:p text:style-name="Text_20_body"/></draw:text-box></draw:frame><text:span text:style-name="T3">if</text:span> (elements != <text:span text:style-name="T3">null</text:span>) {</text:p>
      <text:p text:style-name="P16"><text:s text:c="4"/></text:p>
      <text:p text:style-name="P16"><text:span text:style-name="T4">for</text:span><text:span text:style-name="T5"> (element </text:span><text:span text:style-name="T4">in</text:span><text:span text:style-name="T5"> elements) {</text:span></text:p>
      <text:p text:style-name="P8"><text:s text:c="8"/><text:span text:style-name="T9">// ...</text:span></text:p>
      <text:p text:style-name="P8"><text:s text:c="4"/><text:span text:style-name="T5">}</text:span></text:p>
      <text:p text:style-name="P7">}</text:p>
      <text:p text:style-name="P6"><draw:frame draw:style-name="fr2" draw:name="Frame36" text:anchor-type="char" svg:width="0.423cm" draw:z-index="33"><draw:text-box fo:min-height="0.041cm"><text:p text:style-name="Text_20_body"/></draw:text-box></draw:fram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Consolas, Menlo, Courier, monospace"/>
    <style:font-face style:name="Open Sans" svg:font-family="'Open Sans', Helvetica, Arial, sans-serif"/>
    <style:font-face style:name="inherit" svg:font-family="inherit"/>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0" meta:image-count="0" meta:object-count="0" meta:page-count="3" meta:paragraph-count="59" meta:word-count="585" meta:character-count="3619" meta:non-whitespace-character-count="3040"/>
  </office:meta>
</office:document-meta>
</file>